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ff9" officeooo:paragraph-rsid="000de735"/>
    </style:style>
    <style:style style:name="P2" style:family="paragraph" style:parent-style-name="Standard">
      <style:text-properties officeooo:rsid="000fbff9" officeooo:paragraph-rsid="001859b4"/>
    </style:style>
    <style:style style:name="P3" style:family="paragraph" style:parent-style-name="Standard">
      <style:text-properties officeooo:rsid="0004fbc4" officeooo:paragraph-rsid="000de735"/>
    </style:style>
    <style:style style:name="P4" style:family="paragraph" style:parent-style-name="Standard">
      <style:text-properties officeooo:rsid="0007c95d" officeooo:paragraph-rsid="000de735"/>
    </style:style>
    <style:style style:name="P5" style:family="paragraph" style:parent-style-name="Standard">
      <style:text-properties fo:font-weight="bold" officeooo:rsid="0012d009" officeooo:paragraph-rsid="000de735" style:font-weight-asian="bold" style:font-weight-complex="bold"/>
    </style:style>
    <style:style style:name="P6" style:family="paragraph" style:parent-style-name="Standard">
      <style:text-properties fo:font-weight="bold" officeooo:rsid="000547d9" officeooo:paragraph-rsid="000de735" style:font-weight-asian="bold" style:font-weight-complex="bold"/>
    </style:style>
    <style:style style:name="P7" style:family="paragraph" style:parent-style-name="Standard">
      <style:text-properties fo:font-weight="bold" officeooo:rsid="00099dea" officeooo:paragraph-rsid="000de735" style:font-weight-asian="bold" style:font-weight-complex="bold"/>
    </style:style>
    <style:style style:name="P8" style:family="paragraph" style:parent-style-name="Standard">
      <style:text-properties fo:font-weight="normal" officeooo:rsid="000de735" officeooo:paragraph-rsid="000de735" style:font-weight-asian="normal" style:font-weight-complex="normal"/>
    </style:style>
    <style:style style:name="P9" style:family="paragraph" style:parent-style-name="Standard">
      <style:text-properties fo:font-weight="normal" officeooo:rsid="000fbff9" officeooo:paragraph-rsid="000de735" style:font-weight-asian="normal" style:font-weight-complex="normal"/>
    </style:style>
    <style:style style:name="P10" style:family="paragraph" style:parent-style-name="Standard">
      <style:text-properties officeooo:rsid="000547d9" officeooo:paragraph-rsid="001e1a21"/>
    </style:style>
    <style:style style:name="P11" style:family="paragraph" style:parent-style-name="Standard">
      <style:text-properties officeooo:rsid="000547d9" officeooo:paragraph-rsid="001fa5c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735" style:font-weight-asian="normal" style:font-weight-complex="normal"/>
    </style:style>
    <style:style style:name="T3" style:family="text">
      <style:text-properties fo:font-weight="normal" officeooo:rsid="000e6f10" style:font-weight-asian="normal" style:font-weight-complex="normal"/>
    </style:style>
    <style:style style:name="T4" style:family="text">
      <style:text-properties fo:font-weight="normal" officeooo:rsid="0010b09f" style:font-weight-asian="normal" style:font-weight-complex="normal"/>
    </style:style>
    <style:style style:name="T5" style:family="text">
      <style:text-properties fo:font-weight="normal" officeooo:rsid="001859b4" style:font-weight-asian="normal" style:font-weight-complex="normal"/>
    </style:style>
    <style:style style:name="T6" style:family="text">
      <style:text-properties fo:font-weight="normal" officeooo:rsid="0018f514" style:font-weight-asian="normal" style:font-weight-complex="normal"/>
    </style:style>
    <style:style style:name="T7" style:family="text">
      <style:text-properties fo:font-weight="normal" officeooo:rsid="001fa5c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b09f" style:font-weight-asian="bold" style:font-weight-complex="bold"/>
    </style:style>
    <style:style style:name="T10" style:family="text">
      <style:text-properties fo:font-weight="bold" officeooo:rsid="000de735" style:font-weight-asian="bold" style:font-weight-complex="bold"/>
    </style:style>
    <style:style style:name="T11" style:family="text">
      <style:text-properties fo:font-weight="bold" officeooo:rsid="001859b4" style:font-weight-asian="bold" style:font-weight-complex="bold"/>
    </style:style>
    <style:style style:name="T12" style:family="text">
      <style:text-properties fo:font-weight="bold" officeooo:rsid="0018f514" style:font-weight-asian="bold" style:font-weight-complex="bold"/>
    </style:style>
    <style:style style:name="T13" style:family="text">
      <style:text-properties fo:font-weight="bold" officeooo:rsid="001a8497" style:font-weight-asian="bold" style:font-weight-complex="bold"/>
    </style:style>
    <style:style style:name="T14" style:family="text">
      <style:text-properties fo:font-weight="bold" officeooo:rsid="001c5dc1" style:font-weight-asian="bold" style:font-weight-complex="bold"/>
    </style:style>
    <style:style style:name="T15" style:family="text">
      <style:text-properties fo:font-weight="bold" officeooo:rsid="001e1a21" style:font-weight-asian="bold" style:font-weight-complex="bold"/>
    </style:style>
    <style:style style:name="T16" style:family="text">
      <style:text-properties fo:font-weight="bold" officeooo:rsid="001fa5c4" style:font-weight-asian="bold" style:font-weight-complex="bold"/>
    </style:style>
    <style:style style:name="T17" style:family="text">
      <style:text-properties officeooo:rsid="000de735"/>
    </style:style>
    <style:style style:name="T18" style:family="text">
      <style:text-properties officeooo:rsid="000e6f10"/>
    </style:style>
    <style:style style:name="T19" style:family="text">
      <style:text-properties officeooo:rsid="000fa7be"/>
    </style:style>
    <style:style style:name="T20" style:family="text">
      <style:text-properties officeooo:rsid="001094be"/>
    </style:style>
    <style:style style:name="T21" style:family="text">
      <style:text-properties officeooo:rsid="0012f9b2"/>
    </style:style>
    <style:style style:name="T22" style:family="text">
      <style:text-properties officeooo:rsid="001859b4"/>
    </style:style>
    <style:style style:name="T23" style:family="text">
      <style:text-properties officeooo:rsid="0018f514"/>
    </style:style>
    <style:style style:name="T24" style:family="text">
      <style:text-properties officeooo:rsid="001c2de5"/>
    </style:style>
    <style:style style:name="T25" style:family="text">
      <style:text-properties officeooo:rsid="001e1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lder: <text:span text:style-name="T17">Model</text:span></text:p>
      <text:p text:style-name="P4">Package: com.mds.app.<text:span text:style-name="T17">model</text:span></text:p>
      <text:p text:style-name="P3">Class: <text:span text:style-name="T17">P</text:span><text:span text:style-name="T22">rocuraPar</text:span><text:span text:style-name="T24">tido</text:span><text:span text:style-name="T17">Model</text:span>.java</text:p>
      <text:p text:style-name="P1"/>
      <text:p text:style-name="P5">Package: </text:p>
      <text:p text:style-name="P5"><text:tab/>com.mds.app.<text:span text:style-name="T17">model</text:span>: <text:span text:style-name="T1">Package containing all the </text:span><text:span text:style-name="T2">model</text:span><text:span text:style-name="T1"> elements from the application</text:span></text:p>
      <text:p text:style-name="P5"/>
      <text:p text:style-name="P5">Imports:</text:p>
      <text:p text:style-name="P5"><text:tab/><text:span text:style-name="T2">There is no imports in this class.</text:span></text:p>
      <text:p text:style-name="P8"/>
      <text:p text:style-name="P1"><text:span text:style-name="T8">Class:</text:span> </text:p>
      <text:p text:style-name="P2"><text:tab/><text:span text:style-name="T10">P</text:span><text:span text:style-name="T11">rocuraPar</text:span><text:span text:style-name="T14">tido</text:span><text:span text:style-name="T10">Model</text:span><text:span text:style-name="T8">: </text:span><text:span text:style-name="T5">It's a public abstract m</text:span><text:span text:style-name="T3">odel class for </text:span><text:span text:style-name="T2">P</text:span><text:span text:style-name="T5">rocuraParlamentar</text:span><text:span text:style-name="T3">, </text:span><text:span text:style-name="T5">which means you can not instantiate an object.</text:span></text:p>
      <text:p text:style-name="P9"><text:tab/></text:p>
      <text:p text:style-name="P6">Variables:</text:p>
      <text:p text:style-name="P10"><text:tab/><text:span text:style-name="T15">uf</text:span><text:span text:style-name="T8">:</text:span> <text:span text:style-name="T18">It's a private </text:span><text:span text:style-name="T22">and static </text:span><text:span text:style-name="T18">String type variable to </text:span><text:span text:style-name="T21">store</text:span><text:span text:style-name="T18"> the “</text:span><text:span text:style-name="T25">uf</text:span><text:span text:style-name="T18">” </text:span><text:span text:style-name="T25">(acronym for Federal Unity)</text:span><text:span text:style-name="T18"> of the </text:span><text:span text:style-name="T25">political party</text:span><text:span text:style-name="T23"> you want to search</text:span><text:span text:style-name="T19">.</text:span><text:span text:style-name="T18"> </text:span><text:span text:style-name="T23">Since this variable is static, you do not need to instantiate an object to access it</text:span><text:span text:style-name="T20">.</text:span></text:p>
      <text:p text:style-name="P10"><text:span text:style-name="T20"><text:tab/></text:span><text:span text:style-name="T15">sigla</text:span><text:span text:style-name="T8">:</text:span> <text:span text:style-name="T18">It's a private </text:span><text:span text:style-name="T22">and static </text:span><text:span text:style-name="T18">String type variable to </text:span><text:span text:style-name="T21">store</text:span><text:span text:style-name="T18"> the </text:span><text:span text:style-name="T25">acronym</text:span><text:span text:style-name="T18"> of the </text:span><text:span text:style-name="T23">p</text:span><text:span text:style-name="T25">olitical party</text:span><text:span text:style-name="T23"> you want to search</text:span><text:span text:style-name="T19">.</text:span><text:span text:style-name="T18"> </text:span><text:span text:style-name="T23">Since this variable is static, you do not need to instantiate an object to access it</text:span><text:span text:style-name="T20">.</text:span></text:p>
      <text:p text:style-name="P10"><text:span text:style-name="T20"><text:tab/></text:span></text:p>
      <text:p text:style-name="P7">Methods:</text:p>
      <text:p text:style-name="P11"><text:tab/><text:span text:style-name="T9">get</text:span><text:span text:style-name="T16">Uf</text:span><text:span text:style-name="T9">():</text:span><text:span text:style-name="T4"> the public </text:span><text:span text:style-name="T6">and static</text:span><text:span text:style-name="T4"> access method to verify the variable “</text:span><text:span text:style-name="T7">uf</text:span><text:span text:style-name="T4">” of the String type. It returns the “</text:span><text:span text:style-name="T7">uf</text:span><text:span text:style-name="T4">” variable value of the </text:span><text:span text:style-name="T7">political party</text:span><text:span text:style-name="T6"> you want to search</text:span><text:span text:style-name="T4">.</text:span></text:p>
      <text:p text:style-name="P11"><text:span text:style-name="T4"><text:tab/></text:span><text:span text:style-name="T9">set</text:span><text:span text:style-name="T16">Uf</text:span><text:span text:style-name="T9">(String </text:span><text:span text:style-name="T16">uf</text:span><text:span text:style-name="T9">):</text:span><text:span text:style-name="T4"> the public </text:span><text:span text:style-name="T6">and static </text:span><text:span text:style-name="T4">access method to modify the variable “</text:span><text:span text:style-name="T7">uf</text:span><text:span text:style-name="T4">” of the String type. It receives a String value as a parameter and stores it in the String variable “</text:span><text:span text:style-name="T7">uf</text:span><text:span text:style-name="T4">”. It's a void method, so it has no return.</text:span></text:p>
      <text:p text:style-name="P11"><text:tab/><text:span text:style-name="T9">get</text:span><text:span text:style-name="T16">Sigla</text:span><text:span text:style-name="T9">():</text:span><text:span text:style-name="T4"> the public </text:span><text:span text:style-name="T6">and static</text:span><text:span text:style-name="T4"> access method to verify the variable “</text:span><text:span text:style-name="T7">sigla</text:span><text:span text:style-name="T4">” of the String type. It returns the “</text:span><text:span text:style-name="T7">sigla</text:span><text:span text:style-name="T4">” variable value of the </text:span><text:span text:style-name="T7">political party</text:span><text:span text:style-name="T6"> you want to search</text:span><text:span text:style-name="T4">.</text:span></text:p>
      <text:p text:style-name="P11"><text:span text:style-name="T4"><text:tab/></text:span><text:span text:style-name="T9">set</text:span><text:span text:style-name="T16">Sigla</text:span><text:span text:style-name="T9">(String </text:span><text:span text:style-name="T16">sigla</text:span><text:span text:style-name="T9">):</text:span><text:span text:style-name="T4"> the public </text:span><text:span text:style-name="T6">and static </text:span><text:span text:style-name="T4">access method to modify the variable “</text:span><text:span text:style-name="T7">sigla</text:span><text:span text:style-name="T4">” of the String type. It receives a String value as a parameter and stores it in the String variable “</text:span><text:span text:style-name="T7">sigla</text:span><text:span text:style-name="T4">”. It's a void method, so it has no retu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4-10T12:15:42</meta:creation-date>
    <dc:date>2014-04-11T00:04:43</dc:date>
    <dc:creator>Luciano </dc:creator>
    <meta:editing-duration>PT1H34M35S</meta:editing-duration>
    <meta:editing-cycles>18</meta:editing-cycles>
    <meta:generator>LibreOffice/3.6$Linux_X86_64 LibreOffice_project/360m1$Build-2</meta:generator>
    <meta:document-statistic meta:table-count="0" meta:image-count="0" meta:object-count="0" meta:page-count="1" meta:paragraph-count="19" meta:word-count="267" meta:character-count="1607" meta:non-whitespace-character-count="1344"/>
  </office:meta>
</office:document-meta>
</file>